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1962112" text:id="ct1055531219621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9902400" text:id="ct105553119902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22560" text:id="ct105553119922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14880" text:id="ct1055531199148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887232" text:id="ct105553119887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922368" text:id="ct105553119922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1962112"/><text:change-start text:change-id="ct105553119902400"/>Adopt<text:change-end text:change-id="ct105553119902400"/>ed<text:change-start text:change-id="ct105553119922560"/> as a <text:change-end text:change-id="ct105553119922560"/>NMRA <text:change-start text:change-id="ct105553119914880"/>Standard<text:change-end text:change-id="ct10555311991488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9887232"/><text:change-start text:change-id="ct105553119922368"/>Version History<text:change-end text:change-id="ct105553119922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5:16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2.1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5:16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8" meta:character-count="497"/>
  </office:meta>
</office:document-meta>
</file>